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oto Sans"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39f6a2" officeooo:paragraph-rsid="0039f6a2"/>
    </style:style>
    <style:style style:name="P2" style:family="paragraph" style:parent-style-name="Standard">
      <style:text-properties fo:font-size="15pt" officeooo:rsid="00205dcc" officeooo:paragraph-rsid="00205dcc" style:font-size-asian="15pt" style:font-size-complex="15pt"/>
    </style:style>
    <style:style style:name="P3" style:family="paragraph" style:parent-style-name="Standard">
      <style:text-properties fo:font-size="15pt" officeooo:rsid="0007336e" officeooo:paragraph-rsid="002be7d6" style:font-size-asian="15pt" style:font-size-complex="15pt"/>
    </style:style>
    <style:style style:name="P4" style:family="paragraph" style:parent-style-name="Standard">
      <style:text-properties fo:font-size="15pt" officeooo:rsid="0000b6b5" officeooo:paragraph-rsid="002be7d6" style:font-size-asian="15pt" style:font-size-complex="15pt"/>
    </style:style>
    <style:style style:name="P5" style:family="paragraph" style:parent-style-name="Standard">
      <style:text-properties fo:font-size="15pt" officeooo:rsid="00218ff6" officeooo:paragraph-rsid="0039f6a2" style:font-size-asian="15pt" style:font-size-complex="15pt"/>
    </style:style>
    <style:style style:name="P6" style:family="paragraph" style:parent-style-name="Standard">
      <style:text-properties fo:font-size="15pt" officeooo:rsid="0039f6a2" officeooo:paragraph-rsid="0039f6a2" style:font-size-asian="15pt" style:font-size-complex="15pt"/>
    </style:style>
    <style:style style:name="P7" style:family="paragraph" style:parent-style-name="Standard">
      <style:text-properties fo:font-size="72pt" officeooo:rsid="00218ff6" officeooo:paragraph-rsid="0039f6a2" style:font-size-asian="72pt" style:font-size-complex="72pt"/>
    </style:style>
    <style:style style:name="P8" style:family="paragraph" style:parent-style-name="Standard">
      <style:text-properties fo:font-size="20pt" fo:font-style="italic" officeooo:rsid="00205dcc" officeooo:paragraph-rsid="00205dcc" style:font-size-asian="20pt" style:font-style-asian="italic" style:font-size-complex="20pt" style:font-style-complex="italic"/>
    </style:style>
    <style:style style:name="P9" style:family="paragraph" style:parent-style-name="Standard">
      <style:paragraph-properties fo:text-align="center" style:justify-single-word="false"/>
      <style:text-properties fo:font-size="18pt" officeooo:rsid="0023004c" officeooo:paragraph-rsid="0039f6a2" style:font-size-asian="18pt" style:font-size-complex="18pt"/>
    </style:style>
    <style:style style:name="P10" style:family="paragraph" style:parent-style-name="Standard">
      <style:paragraph-properties fo:background-color="#ffffff">
        <style:background-image/>
      </style:paragraph-properties>
      <style:text-properties fo:font-size="15pt" officeooo:rsid="00205dcc" officeooo:paragraph-rsid="00205dcc" style:font-size-asian="15pt" style:font-size-complex="15pt"/>
    </style:style>
    <style:style style:name="P11" style:family="paragraph" style:parent-style-name="Standard">
      <style:paragraph-properties fo:background-color="#ffffff">
        <style:background-image/>
      </style:paragraph-properties>
      <style:text-properties fo:font-size="15pt" officeooo:rsid="00205dcc" officeooo:paragraph-rsid="002490b7" style:font-size-asian="15pt" style:font-size-complex="15pt"/>
    </style:style>
    <style:style style:name="P12" style:family="paragraph" style:parent-style-name="Standard">
      <style:paragraph-properties fo:background-color="#ffffff">
        <style:background-image/>
      </style:paragraph-properties>
      <style:text-properties fo:font-size="15pt" officeooo:rsid="00205dcc" officeooo:paragraph-rsid="002921cd" style:font-size-asian="15pt" style:font-size-complex="15pt"/>
    </style:style>
    <style:style style:name="P13" style:family="paragraph" style:parent-style-name="Standard">
      <style:paragraph-properties fo:background-color="#ffffff">
        <style:background-image/>
      </style:paragraph-properties>
      <style:text-properties fo:font-size="15pt" officeooo:rsid="00205dcc" officeooo:paragraph-rsid="002be7d6" style:font-size-asian="15pt" style:font-size-complex="15pt"/>
    </style:style>
    <style:style style:name="P14" style:family="paragraph" style:parent-style-name="Standard">
      <style:paragraph-properties fo:background-color="#ffffff">
        <style:background-image/>
      </style:paragraph-properties>
      <style:text-properties fo:font-size="15pt" officeooo:rsid="00205dcc" officeooo:paragraph-rsid="002c801e" style:font-size-asian="15pt" style:font-size-complex="15pt"/>
    </style:style>
    <style:style style:name="P15" style:family="paragraph" style:parent-style-name="Standard">
      <style:paragraph-properties fo:text-align="justify" style:justify-single-word="false" fo:background-color="#ffffff">
        <style:background-image/>
      </style:paragraph-properties>
      <style:text-properties fo:font-size="15pt" officeooo:rsid="00205dcc" officeooo:paragraph-rsid="002c801e" style:font-size-asian="15pt" style:font-size-complex="15pt"/>
    </style:style>
    <style:style style:name="P16" style:family="paragraph" style:parent-style-name="Standard">
      <style:paragraph-properties fo:background-color="#ffffff">
        <style:background-image/>
      </style:paragraph-properties>
      <style:text-properties fo:font-size="15pt" officeooo:rsid="00205dcc" officeooo:paragraph-rsid="00399849" style:font-size-asian="15pt" style:font-size-complex="15pt"/>
    </style:style>
    <style:style style:name="P17" style:family="paragraph" style:parent-style-name="Standard">
      <style:paragraph-properties fo:background-color="#ffffff">
        <style:background-image/>
      </style:paragraph-properties>
      <style:text-properties fo:font-size="15pt" officeooo:rsid="00205dcc" officeooo:paragraph-rsid="0046bf20" style:font-size-asian="15pt" style:font-size-complex="15pt"/>
    </style:style>
    <style:style style:name="P18" style:family="paragraph" style:parent-style-name="Standard">
      <style:paragraph-properties fo:background-color="#ffffff">
        <style:background-image/>
      </style:paragraph-properties>
      <style:text-properties fo:font-size="15pt" officeooo:rsid="00205dcc" officeooo:paragraph-rsid="004bd167" style:font-size-asian="15pt" style:font-size-complex="15pt"/>
    </style:style>
    <style:style style:name="P19" style:family="paragraph" style:parent-style-name="Standard">
      <style:paragraph-properties fo:background-color="#ffffff">
        <style:background-image/>
      </style:paragraph-properties>
      <style:text-properties fo:font-size="15pt" officeooo:rsid="00205dcc" officeooo:paragraph-rsid="0059057b" style:font-size-asian="15pt" style:font-size-complex="15pt"/>
    </style:style>
    <style:style style:name="P20" style:family="paragraph" style:parent-style-name="Standard">
      <style:paragraph-properties fo:background-color="#ffffff">
        <style:background-image/>
      </style:paragraph-properties>
      <style:text-properties fo:font-size="15pt" officeooo:rsid="0007336e" officeooo:paragraph-rsid="002be7d6" style:font-size-asian="15pt" style:font-size-complex="15pt"/>
    </style:style>
    <style:style style:name="P21" style:family="paragraph" style:parent-style-name="Standard">
      <style:paragraph-properties fo:background-color="#ffffff">
        <style:background-image/>
      </style:paragraph-properties>
      <style:text-properties fo:font-size="15pt" officeooo:rsid="0000b6b5" officeooo:paragraph-rsid="002be7d6" style:font-size-asian="15pt" style:font-size-complex="15pt"/>
    </style:style>
    <style:style style:name="P22" style:family="paragraph" style:parent-style-name="Standard">
      <style:paragraph-properties fo:background-color="#ffffff">
        <style:background-image/>
      </style:paragraph-properties>
      <style:text-properties fo:font-size="15pt" officeooo:rsid="0000b6b5" officeooo:paragraph-rsid="0046bf20" style:font-size-asian="15pt" style:font-size-complex="15pt"/>
    </style:style>
    <style:style style:name="P23" style:family="paragraph" style:parent-style-name="Standard">
      <style:paragraph-properties fo:background-color="#ffffff">
        <style:background-image/>
      </style:paragraph-properties>
      <style:text-properties fo:font-size="15pt" officeooo:rsid="0023004c" officeooo:paragraph-rsid="0023004c" style:font-size-asian="15pt" style:font-size-complex="15pt"/>
    </style:style>
    <style:style style:name="P24" style:family="paragraph" style:parent-style-name="Standard">
      <style:paragraph-properties fo:background-color="#ffffff">
        <style:background-image/>
      </style:paragraph-properties>
      <style:text-properties fo:font-size="15pt" officeooo:rsid="002743b4" officeooo:paragraph-rsid="002743b4" style:font-size-asian="15pt" style:font-size-complex="15pt"/>
    </style:style>
    <style:style style:name="P25" style:family="paragraph" style:parent-style-name="Standard">
      <style:paragraph-properties fo:text-align="justify" style:justify-single-word="false" fo:background-color="#ffffff">
        <style:background-image/>
      </style:paragraph-properties>
      <style:text-properties fo:font-size="15pt" officeooo:rsid="002743b4" officeooo:paragraph-rsid="002743b4" style:font-size-asian="15pt" style:font-size-complex="15pt"/>
    </style:style>
    <style:style style:name="P26" style:family="paragraph" style:parent-style-name="Standard">
      <style:paragraph-properties fo:background-color="#ffffff">
        <style:background-image/>
      </style:paragraph-properties>
      <style:text-properties fo:font-size="15pt" officeooo:rsid="002490b7" officeooo:paragraph-rsid="002490b7" style:font-size-asian="15pt" style:font-size-complex="15pt"/>
    </style:style>
    <style:style style:name="P27" style:family="paragraph" style:parent-style-name="Standard">
      <style:paragraph-properties fo:background-color="#ffffff">
        <style:background-image/>
      </style:paragraph-properties>
      <style:text-properties fo:font-size="15pt" officeooo:rsid="003e2f6f" officeooo:paragraph-rsid="003e2f6f" style:font-size-asian="15pt" style:font-size-complex="15pt"/>
    </style:style>
    <style:style style:name="P28" style:family="paragraph" style:parent-style-name="Standard">
      <style:paragraph-properties fo:background-color="#ffffff">
        <style:background-image/>
      </style:paragraph-properties>
      <style:text-properties fo:font-size="15pt" officeooo:rsid="0005f3d6" officeooo:paragraph-rsid="002ff0a7" style:font-size-asian="15pt" style:font-size-complex="15pt"/>
    </style:style>
    <style:style style:name="P29" style:family="paragraph" style:parent-style-name="Standard">
      <style:paragraph-properties fo:background-color="#ffffff">
        <style:background-image/>
      </style:paragraph-properties>
      <style:text-properties fo:font-size="15pt" officeooo:rsid="004044a3" officeooo:paragraph-rsid="004044a3" style:font-size-asian="15pt" style:font-size-complex="15pt"/>
    </style:style>
    <style:style style:name="P30" style:family="paragraph" style:parent-style-name="Standard">
      <style:paragraph-properties fo:background-color="#ffffff">
        <style:background-image/>
      </style:paragraph-properties>
      <style:text-properties fo:font-size="15pt" officeooo:rsid="0054a839" officeooo:paragraph-rsid="0054a839" style:font-size-asian="15pt" style:font-size-complex="15pt"/>
    </style:style>
    <style:style style:name="P31" style:family="paragraph" style:parent-style-name="Standard">
      <style:paragraph-properties fo:background-color="#ffffff">
        <style:background-image/>
      </style:paragraph-properties>
      <style:text-properties fo:font-size="15pt" fo:font-weight="bold" officeooo:rsid="00205dcc" officeooo:paragraph-rsid="002921cd" style:font-size-asian="15pt" style:font-weight-asian="bold" style:font-size-complex="15pt" style:font-weight-complex="bold"/>
    </style:style>
    <style:style style:name="P32" style:family="paragraph" style:parent-style-name="Standard">
      <style:paragraph-properties fo:background-color="#ffffff">
        <style:background-image/>
      </style:paragraph-properties>
      <style:text-properties fo:font-size="15pt" fo:font-weight="bold" officeooo:rsid="00205dcc" officeooo:paragraph-rsid="0044d8f6" style:font-size-asian="15pt" style:font-weight-asian="bold" style:font-size-complex="15pt" style:font-weight-complex="bold"/>
    </style:style>
    <style:style style:name="P33" style:family="paragraph" style:parent-style-name="Standard">
      <style:paragraph-properties fo:background-color="#ffffff">
        <style:background-image/>
      </style:paragraph-properties>
      <style:text-properties fo:font-size="15pt" fo:font-weight="normal" officeooo:rsid="003c3c8c" officeooo:paragraph-rsid="003c3c8c" style:font-size-asian="15pt" style:font-weight-asian="normal" style:font-size-complex="15pt" style:font-weight-complex="normal"/>
    </style:style>
    <style:style style:name="P34" style:family="paragraph" style:parent-style-name="Standard">
      <style:paragraph-properties fo:background-color="#ffffff">
        <style:background-image/>
      </style:paragraph-properties>
      <style:text-properties fo:font-size="20pt" officeooo:rsid="00205dcc" officeooo:paragraph-rsid="002490b7" style:font-size-asian="20pt" style:font-size-complex="20pt"/>
    </style:style>
    <style:style style:name="P35" style:family="paragraph" style:parent-style-name="Standard">
      <style:paragraph-properties fo:background-color="#ffffff">
        <style:background-image/>
      </style:paragraph-properties>
      <style:text-properties fo:font-size="20pt" officeooo:rsid="00205dcc" officeooo:paragraph-rsid="002921cd" style:font-size-asian="20pt" style:font-size-complex="20pt"/>
    </style:style>
    <style:style style:name="P36" style:family="paragraph" style:parent-style-name="Standard">
      <style:paragraph-properties fo:text-align="center" style:justify-single-word="false" fo:background-color="#ffffff">
        <style:background-image/>
      </style:paragraph-properties>
      <style:text-properties fo:font-size="20pt" officeooo:rsid="00205dcc" officeooo:paragraph-rsid="002490b7" style:font-size-asian="20pt" style:font-size-complex="20pt"/>
    </style:style>
    <style:style style:name="P37" style:family="paragraph" style:parent-style-name="Standard">
      <style:paragraph-properties fo:text-align="center" style:justify-single-word="false" fo:background-color="#ffffff">
        <style:background-image/>
      </style:paragraph-properties>
      <style:text-properties fo:font-size="20pt" officeooo:rsid="00205dcc" officeooo:paragraph-rsid="002921cd" style:font-size-asian="20pt" style:font-size-complex="20pt"/>
    </style:style>
    <style:style style:name="P38" style:family="paragraph" style:parent-style-name="Standard">
      <style:paragraph-properties fo:background-color="#ffffff">
        <style:background-image/>
      </style:paragraph-properties>
      <style:text-properties fo:font-size="20pt" fo:font-weight="bold" officeooo:rsid="0023004c" officeooo:paragraph-rsid="0023004c" style:font-size-asian="20pt" style:font-weight-asian="bold" style:font-size-complex="20pt" style:font-weight-complex="bold"/>
    </style:style>
    <style:style style:name="P39" style:family="paragraph" style:parent-style-name="Standard">
      <style:paragraph-properties fo:background-color="#ffffff">
        <style:background-image/>
      </style:paragraph-properties>
      <style:text-properties fo:font-size="20pt" fo:font-weight="normal" officeooo:rsid="00205dcc" officeooo:paragraph-rsid="00399849" style:font-size-asian="20pt" style:font-weight-asian="normal" style:font-size-complex="20pt" style:font-weight-complex="normal"/>
    </style:style>
    <style:style style:name="P40" style:family="paragraph" style:parent-style-name="Standard">
      <style:paragraph-properties fo:background-color="#ffffff">
        <style:background-image/>
      </style:paragraph-properties>
      <style:text-properties fo:font-size="20pt" fo:font-weight="normal" officeooo:rsid="00399849" officeooo:paragraph-rsid="00399849" style:font-size-asian="20pt" style:font-weight-asian="normal" style:font-size-complex="20pt" style:font-weight-complex="normal"/>
    </style:style>
    <style:style style:name="P41" style:family="paragraph" style:parent-style-name="Standard">
      <style:paragraph-properties fo:text-align="center" style:justify-single-word="false" fo:background-color="#ffffff">
        <style:background-image/>
      </style:paragraph-properties>
      <style:text-properties fo:font-size="20pt" fo:font-weight="normal" officeooo:rsid="0023004c" officeooo:paragraph-rsid="0023004c" style:font-size-asian="20pt" style:font-weight-asian="normal" style:font-size-complex="20pt" style:font-weight-complex="normal"/>
    </style:style>
    <style:style style:name="P42" style:family="paragraph" style:parent-style-name="Standard">
      <style:paragraph-properties fo:text-align="center" style:justify-single-word="false" fo:background-color="#ffffff">
        <style:background-image/>
      </style:paragraph-properties>
      <style:text-properties fo:font-size="20pt" fo:font-style="normal" officeooo:rsid="00205dcc" officeooo:paragraph-rsid="002921cd" style:font-size-asian="20pt" style:font-style-asian="normal" style:font-size-complex="20pt" style:font-style-complex="normal"/>
    </style:style>
    <style:style style:name="P43" style:family="paragraph" style:parent-style-name="Standard">
      <style:paragraph-properties fo:text-align="justify" style:justify-single-word="false" fo:background-color="#ffffff">
        <style:background-image/>
      </style:paragraph-properties>
      <style:text-properties fo:color="#800000" fo:font-size="15pt" officeooo:rsid="00399849" officeooo:paragraph-rsid="00399849" style:font-size-asian="15pt" style:font-size-complex="15pt"/>
    </style:style>
    <style:style style:name="P44" style:family="paragraph" style:parent-style-name="Standard">
      <style:paragraph-properties fo:text-align="center" style:justify-single-word="false" fo:background-color="#ffffff">
        <style:background-image/>
      </style:paragraph-properties>
      <style:text-properties fo:color="#000000" fo:font-size="20pt" officeooo:rsid="00482064" officeooo:paragraph-rsid="00482064" style:font-size-asian="20pt" style:font-size-complex="20pt"/>
    </style:style>
    <style:style style:name="P45" style:family="paragraph" style:parent-style-name="Standard">
      <style:paragraph-properties fo:text-align="start" style:justify-single-word="false" fo:background-color="#ffffff">
        <style:background-image/>
      </style:paragraph-properties>
      <style:text-properties fo:font-size="13pt" officeooo:rsid="0000b6b5" officeooo:paragraph-rsid="005ab6b0" style:font-size-asian="11.3500003814697pt" style:font-size-complex="13pt"/>
    </style:style>
    <style:style style:name="P46" style:family="paragraph" style:parent-style-name="Standard">
      <style:paragraph-properties fo:text-align="start" style:justify-single-word="false" fo:background-color="#ffffff">
        <style:background-image/>
      </style:paragraph-properties>
      <style:text-properties fo:font-size="13pt" fo:font-style="italic" officeooo:rsid="0000b6b5" officeooo:paragraph-rsid="005ab6b0" style:font-size-asian="11.3500003814697pt" style:font-style-asian="italic" style:font-size-complex="13pt" style:font-style-complex="italic"/>
    </style:style>
    <style:style style:name="P47" style:family="paragraph" style:parent-style-name="Text_20_body">
      <style:paragraph-properties fo:text-align="justify" style:justify-single-word="false" fo:background-color="#ffffff">
        <style:background-image/>
      </style:paragraph-properties>
      <style:text-properties fo:color="#000000" style:font-name="Liberation Serif" fo:font-size="15pt" officeooo:rsid="00399849" officeooo:paragraph-rsid="00399849" style:font-size-asian="15pt" style:font-size-complex="15pt"/>
    </style:style>
    <style:style style:name="P48" style:family="paragraph" style:parent-style-name="Text_20_body">
      <style:paragraph-properties fo:text-align="justify" style:justify-single-word="false"/>
      <style:text-properties style:font-name="Liberation Serif" fo:font-size="15pt" style:font-size-asian="15pt" style:font-size-complex="15pt"/>
    </style:style>
    <style:style style:name="P49" style:family="paragraph" style:parent-style-name="Text_20_body">
      <style:paragraph-properties fo:margin-top="0cm" fo:margin-bottom="0cm" style:contextual-spacing="false" fo:text-align="justify" style:justify-single-word="false"/>
      <style:text-properties style:font-name="Liberation Serif" fo:font-size="15pt" style:font-size-asian="15pt" style:font-size-complex="15pt"/>
    </style:style>
    <style:style style:name="P50" style:family="paragraph" style:parent-style-name="Text_20_body">
      <style:paragraph-properties fo:margin-top="0cm" fo:margin-bottom="0cm" style:contextual-spacing="false" fo:text-align="justify" style:justify-single-word="false"/>
      <style:text-properties style:font-name="Liberation Serif" fo:font-size="15pt" officeooo:rsid="005c21fb" officeooo:paragraph-rsid="005c21fb" style:font-size-asian="15pt" style:font-size-complex="15pt"/>
    </style:style>
    <style:style style:name="P51" style:family="paragraph" style:parent-style-name="Text_20_body">
      <style:paragraph-properties fo:margin-top="0cm" fo:margin-bottom="0cm" style:contextual-spacing="false" fo:text-align="justify" style:justify-single-word="false"/>
      <style:text-properties style:font-name="Liberation Serif" fo:font-size="20pt" style:font-size-asian="20pt" style:font-size-complex="20pt"/>
    </style:style>
    <style:style style:name="P52" style:family="paragraph" style:parent-style-name="Text_20_body">
      <style:paragraph-properties fo:margin-left="0.635cm" fo:margin-right="0cm" fo:margin-top="0cm" fo:margin-bottom="0cm" style:contextual-spacing="false" fo:text-align="justify" style:justify-single-word="false" fo:text-indent="0cm" style:auto-text-indent="false"/>
      <style:text-properties style:font-name="Liberation Serif" fo:font-size="15pt" style:font-size-asian="15pt" style:font-size-complex="15pt"/>
    </style:style>
    <style:style style:name="P53" style:family="paragraph" style:parent-style-name="Text_20_body">
      <style:paragraph-properties fo:margin-top="0cm" fo:margin-bottom="0.247cm" style:contextual-spacing="false" fo:line-height="120%" fo:text-align="justify" style:justify-single-word="false"/>
      <style:text-properties style:font-name="Liberation Serif" fo:font-size="15pt" style:font-size-asian="15pt" style:font-size-complex="15pt"/>
    </style:style>
    <style:style style:name="P54" style:family="paragraph" style:parent-style-name="Text_20_body">
      <style:paragraph-properties fo:margin-left="1.247cm" fo:margin-right="0cm" fo:margin-top="0cm" fo:margin-bottom="0cm" style:contextual-spacing="false" fo:line-height="120%" fo:text-align="justify" style:justify-single-word="false" fo:text-indent="0cm" style:auto-text-indent="false"/>
      <style:text-properties style:font-name="Liberation Serif" fo:font-size="15pt" style:font-size-asian="15pt" style:font-size-complex="15pt"/>
    </style:style>
    <style:style style:name="P55" style:family="paragraph" style:parent-style-name="Text_20_body">
      <style:paragraph-properties fo:margin-left="1.247cm" fo:margin-right="0cm" fo:margin-top="0cm" fo:margin-bottom="0.247cm" style:contextual-spacing="false" fo:line-height="120%" fo:text-align="justify" style:justify-single-word="false" fo:text-indent="-0.499cm" style:auto-text-indent="false"/>
      <style:text-properties style:font-name="Liberation Serif" fo:font-size="15pt" style:font-size-asian="15pt" style:font-size-complex="15pt"/>
    </style:style>
    <style:style style:name="P56" style:family="paragraph" style:parent-style-name="Standard">
      <style:text-properties officeooo:paragraph-rsid="005efa73"/>
    </style:style>
    <style:style style:name="P57" style:family="paragraph" style:parent-style-name="Standard" style:list-style-name="L4">
      <style:text-properties officeooo:paragraph-rsid="005efa73"/>
    </style:style>
    <style:style style:name="P58" style:family="paragraph" style:parent-style-name="Standard" style:list-style-name="L4">
      <style:text-properties officeooo:paragraph-rsid="005fff78"/>
    </style:style>
    <style:style style:name="P59" style:family="paragraph" style:parent-style-name="Standard" style:list-style-name="L4">
      <style:text-properties officeooo:rsid="005efa73" officeooo:paragraph-rsid="005efa73"/>
    </style:style>
    <style:style style:name="P60" style:family="paragraph" style:parent-style-name="Standard" style:list-style-name="L4">
      <style:text-properties officeooo:rsid="005fff78" officeooo:paragraph-rsid="005fff78"/>
    </style:style>
    <style:style style:name="P61" style:family="paragraph" style:parent-style-name="Standard" style:list-style-name="L2">
      <style:paragraph-properties fo:background-color="#ffffff">
        <style:background-image/>
      </style:paragraph-properties>
      <style:text-properties fo:font-size="15pt" officeooo:rsid="0044d8f6" officeooo:paragraph-rsid="0059057b" style:font-size-asian="15pt" style:font-size-complex="15pt"/>
    </style:style>
    <style:style style:name="P62" style:family="paragraph" style:parent-style-name="Standard" style:list-style-name="L2">
      <style:paragraph-properties fo:text-align="start" style:justify-single-word="false" fo:background-color="#ffffff">
        <style:background-image/>
      </style:paragraph-properties>
      <style:text-properties fo:font-size="15pt" officeooo:rsid="00578037" officeooo:paragraph-rsid="005ab6b0" style:font-size-asian="15pt" style:font-size-complex="15pt"/>
    </style:style>
    <style:style style:name="P63" style:family="paragraph" style:parent-style-name="Standard">
      <style:paragraph-properties fo:text-align="justify" style:justify-single-word="false" fo:background-color="#ffffff">
        <style:background-image/>
      </style:paragraph-properties>
      <style:text-properties fo:font-size="15pt" officeooo:rsid="00205dcc" officeooo:paragraph-rsid="002921cd" style:font-size-asian="15pt" style:font-size-complex="15pt"/>
    </style:style>
    <style:style style:name="P64" style:family="paragraph" style:parent-style-name="Standard">
      <style:paragraph-properties fo:background-color="#ffffff">
        <style:background-image/>
      </style:paragraph-properties>
      <style:text-properties fo:font-size="15pt" officeooo:rsid="00205dcc" officeooo:paragraph-rsid="00205dcc" style:font-size-asian="15pt" style:font-size-complex="15pt"/>
    </style:style>
    <style:style style:name="P65" style:family="paragraph" style:parent-style-name="Standard">
      <style:paragraph-properties fo:text-align="justify" style:justify-single-word="false" fo:background-color="#ffffff">
        <style:background-image/>
      </style:paragraph-properties>
      <style:text-properties fo:font-size="15pt" officeooo:rsid="002743b4" officeooo:paragraph-rsid="002743b4" style:font-size-asian="15pt" style:font-size-complex="15pt"/>
    </style:style>
    <style:style style:name="P66" style:family="paragraph" style:parent-style-name="Standard">
      <style:paragraph-properties fo:text-align="justify" style:justify-single-word="false" fo:background-color="#ffffff">
        <style:background-image/>
      </style:paragraph-properties>
      <style:text-properties fo:font-size="15pt" officeooo:rsid="002743b4" officeooo:paragraph-rsid="004f7b38" style:font-size-asian="15pt" style:font-size-complex="15pt"/>
    </style:style>
    <style:style style:name="P67" style:family="paragraph" style:parent-style-name="Standard">
      <style:paragraph-properties fo:text-align="justify" style:justify-single-word="false" fo:background-color="#ffffff">
        <style:background-image/>
      </style:paragraph-properties>
      <style:text-properties fo:font-size="15pt" officeooo:rsid="002743b4" officeooo:paragraph-rsid="0050c9dc" style:font-size-asian="15pt" style:font-size-complex="15pt"/>
    </style:style>
    <style:style style:name="P68" style:family="paragraph" style:parent-style-name="Standard" style:list-style-name="L3">
      <style:paragraph-properties fo:background-color="#ffffff">
        <style:background-image/>
      </style:paragraph-properties>
      <style:text-properties fo:font-size="15pt" fo:font-style="normal" officeooo:rsid="0044d8f6" officeooo:paragraph-rsid="0044d8f6" style:font-size-asian="15pt" style:font-style-asian="normal" style:font-size-complex="15pt" style:font-style-complex="normal"/>
    </style:style>
    <style:style style:name="P69" style:family="paragraph" style:parent-style-name="Standard" style:list-style-name="L3">
      <style:paragraph-properties fo:background-color="#ffffff">
        <style:background-image/>
      </style:paragraph-properties>
      <style:text-properties fo:font-size="15pt" fo:font-style="normal" officeooo:rsid="0029f52a" officeooo:paragraph-rsid="0039f6a2" style:font-size-asian="15pt" style:font-style-asian="normal" style:font-size-complex="15pt" style:font-style-complex="normal"/>
    </style:style>
    <style:style style:name="P70" style:family="paragraph" style:parent-style-name="Standard" style:list-style-name="L3">
      <style:paragraph-properties fo:background-color="#ffffff">
        <style:background-image/>
      </style:paragraph-properties>
      <style:text-properties fo:font-size="15pt" fo:font-style="normal" officeooo:rsid="0039f6a2" officeooo:paragraph-rsid="0039f6a2" style:font-size-asian="15pt" style:font-style-asian="normal" style:font-size-complex="15pt" style:font-style-complex="normal"/>
    </style:style>
    <style:style style:name="P71" style:family="paragraph" style:parent-style-name="Standard" style:list-style-name="L2">
      <style:paragraph-properties fo:background-color="#ffffff">
        <style:background-image/>
      </style:paragraph-properties>
      <style:text-properties officeooo:paragraph-rsid="00578037"/>
    </style:style>
    <style:style style:name="P72" style:family="paragraph" style:parent-style-name="Standard">
      <style:paragraph-properties fo:text-align="justify" style:justify-single-word="false" fo:background-color="#ffffff">
        <style:background-image/>
      </style:paragraph-properties>
      <style:text-properties fo:font-size="13pt" officeooo:rsid="0000b6b5" officeooo:paragraph-rsid="003d35da" style:font-size-asian="11.3500003814697pt" style:font-size-complex="13pt"/>
    </style:style>
    <style:style style:name="P73" style:family="paragraph" style:parent-style-name="Text_20_body">
      <style:paragraph-properties fo:margin-top="0cm" fo:margin-bottom="0cm" style:contextual-spacing="false" fo:text-align="justify" style:justify-single-word="false"/>
      <style:text-properties style:font-name="Liberation Serif" fo:font-size="15pt" style:font-size-asian="15pt" style:font-size-complex="15pt"/>
    </style:style>
    <style:style style:name="P74" style:family="paragraph" style:parent-style-name="Text_20_body">
      <style:paragraph-properties fo:margin-top="0cm" fo:margin-bottom="0cm" style:contextual-spacing="false" fo:text-align="justify" style:justify-single-word="false"/>
      <style:text-properties style:font-name="Liberation Serif" fo:font-size="15pt" officeooo:paragraph-rsid="005efa73" style:font-size-asian="15pt" style:font-size-complex="15pt"/>
    </style:style>
    <style:style style:name="P75" style:family="paragraph" style:parent-style-name="Text_20_body">
      <style:paragraph-properties fo:margin-top="0cm" fo:margin-bottom="0cm" style:contextual-spacing="false" fo:text-align="justify" style:justify-single-word="false" fo:background-color="#ffffff">
        <style:background-image/>
      </style:paragraph-properties>
      <style:text-properties style:font-name="Liberation Serif" fo:font-size="15pt" fo:font-weight="normal" officeooo:rsid="003c3c8c" officeooo:paragraph-rsid="005efa73" style:font-size-asian="15pt" style:font-weight-asian="normal" style:font-size-complex="15pt" style:font-weight-complex="normal"/>
    </style:style>
    <style:style style:name="T1" style:family="text">
      <style:text-properties officeooo:rsid="00218ff6"/>
    </style:style>
    <style:style style:name="T2" style:family="text">
      <style:text-properties officeooo:rsid="002490b7"/>
    </style:style>
    <style:style style:name="T3" style:family="text">
      <style:text-properties style:text-position="super 58%" officeooo:rsid="002490b7"/>
    </style:style>
    <style:style style:name="T4" style:family="text">
      <style:text-properties style:text-position="super 58%" officeooo:rsid="00362553"/>
    </style:style>
    <style:style style:name="T5" style:family="text">
      <style:text-properties officeooo:rsid="002743b4"/>
    </style:style>
    <style:style style:name="T6" style:family="text">
      <style:text-properties officeooo:rsid="002921cd"/>
    </style:style>
    <style:style style:name="T7" style:family="text">
      <style:text-properties officeooo:rsid="0029f52a"/>
    </style:style>
    <style:style style:name="T8" style:family="text">
      <style:text-properties officeooo:rsid="0007336e"/>
    </style:style>
    <style:style style:name="T9" style:family="text">
      <style:text-properties officeooo:rsid="000ac07d"/>
    </style:style>
    <style:style style:name="T10" style:family="text">
      <style:text-properties fo:font-size="15pt" style:font-size-asian="15pt" style:font-size-complex="15pt"/>
    </style:style>
    <style:style style:name="T11" style:family="text">
      <style:text-properties fo:font-size="15pt" officeooo:rsid="00049eaa" style:font-size-asian="15pt" style:font-size-complex="15pt"/>
    </style:style>
    <style:style style:name="T12" style:family="text">
      <style:text-properties fo:font-size="15pt" officeooo:rsid="0033922c" style:font-size-asian="15pt" style:font-size-complex="15pt"/>
    </style:style>
    <style:style style:name="T13" style:family="text">
      <style:text-properties fo:font-size="15pt" officeooo:rsid="003555a3" style:font-size-asian="15pt" style:font-size-complex="15pt"/>
    </style:style>
    <style:style style:name="T14" style:family="text">
      <style:text-properties fo:font-size="15pt" officeooo:rsid="003c3c8c" style:font-size-asian="15pt" style:font-size-complex="15pt"/>
    </style:style>
    <style:style style:name="T15" style:family="text">
      <style:text-properties fo:font-size="15pt" officeooo:rsid="003d3a79" style:font-size-asian="15pt" style:font-size-complex="15pt"/>
    </style:style>
    <style:style style:name="T16" style:family="text">
      <style:text-properties fo:font-size="15pt" officeooo:rsid="0044d8f6" style:font-size-asian="15pt" style:font-size-complex="15pt"/>
    </style:style>
    <style:style style:name="T17" style:family="text">
      <style:text-properties fo:font-size="15pt" officeooo:rsid="0053c63f" style:font-size-asian="15pt" style:font-size-complex="15pt"/>
    </style:style>
    <style:style style:name="T18" style:family="text">
      <style:text-properties fo:font-size="15pt" officeooo:rsid="00578037" style:font-size-asian="15pt" style:font-size-complex="15pt"/>
    </style:style>
    <style:style style:name="T19" style:family="text">
      <style:text-properties fo:font-size="15pt" officeooo:rsid="005ab6b0" style:font-size-asian="15pt" style:font-size-complex="15pt"/>
    </style:style>
    <style:style style:name="T20" style:family="text">
      <style:text-properties fo:font-size="15pt" officeooo:rsid="00205dcc" style:font-size-asian="15pt" style:font-size-complex="15pt"/>
    </style:style>
    <style:style style:name="T21" style:family="text">
      <style:text-properties fo:font-size="15pt" officeooo:rsid="002490b7" style:font-size-asian="15pt" style:font-size-complex="15pt"/>
    </style:style>
    <style:style style:name="T22" style:family="text">
      <style:text-properties fo:font-size="15pt" officeooo:rsid="005efa73" style:font-size-asian="15pt" style:font-size-complex="15pt"/>
    </style:style>
    <style:style style:name="T23" style:family="text">
      <style:text-properties fo:font-size="15pt" officeooo:rsid="005fff78" style:font-size-asian="15pt" style:font-size-complex="15pt"/>
    </style:style>
    <style:style style:name="T24" style:family="text">
      <style:text-properties officeooo:rsid="002c801e"/>
    </style:style>
    <style:style style:name="T25" style:family="text">
      <style:text-properties officeooo:rsid="003555a3"/>
    </style:style>
    <style:style style:name="T26" style:family="text">
      <style:text-properties officeooo:rsid="00362553"/>
    </style:style>
    <style:style style:name="T27" style:family="text">
      <style:text-properties fo:font-weight="bold" style:font-weight-asian="bold" style:font-weight-complex="bold"/>
    </style:style>
    <style:style style:name="T28" style:family="text">
      <style:text-properties fo:font-weight="bold" officeooo:rsid="002490b7" style:font-weight-asian="bold" style:font-weight-complex="bold"/>
    </style:style>
    <style:style style:name="T29" style:family="text">
      <style:text-properties fo:font-style="italic" officeooo:rsid="002743b4" style:font-style-asian="italic" style:font-style-complex="italic"/>
    </style:style>
    <style:style style:name="T30" style:family="text">
      <style:text-properties fo:font-style="italic" officeooo:rsid="0029f52a" style:font-style-asian="italic" style:font-style-complex="italic"/>
    </style:style>
    <style:style style:name="T31" style:family="text">
      <style:text-properties fo:font-style="italic" officeooo:rsid="0039f6a2"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2c801e" style:font-style-asian="italic" style:font-weight-asian="normal" style:font-style-complex="italic" style:font-weight-complex="normal"/>
    </style:style>
    <style:style style:name="T34" style:family="text">
      <style:text-properties fo:font-style="italic" fo:font-weight="normal" officeooo:rsid="003abdfd" style:font-style-asian="italic" style:font-weight-asian="normal" style:font-style-complex="italic" style:font-weight-complex="normal"/>
    </style:style>
    <style:style style:name="T35" style:family="text">
      <style:text-properties officeooo:rsid="003abdfd"/>
    </style:style>
    <style:style style:name="T36" style:family="text">
      <style:text-properties officeooo:rsid="004044a3"/>
    </style:style>
    <style:style style:name="T37" style:family="text">
      <style:text-properties officeooo:rsid="0040ae11"/>
    </style:style>
    <style:style style:name="T38" style:family="text">
      <style:text-properties officeooo:rsid="00424199"/>
    </style:style>
    <style:style style:name="T39" style:family="text">
      <style:text-properties officeooo:rsid="0044d8f6"/>
    </style:style>
    <style:style style:name="T40" style:family="text">
      <style:text-properties officeooo:rsid="00459ad0"/>
    </style:style>
    <style:style style:name="T41" style:family="text">
      <style:text-properties officeooo:rsid="0046bf20"/>
    </style:style>
    <style:style style:name="T42" style:family="text">
      <style:text-properties fo:color="#800000" officeooo:rsid="00362553"/>
    </style:style>
    <style:style style:name="T43" style:family="text">
      <style:text-properties officeooo:rsid="00482064"/>
    </style:style>
    <style:style style:name="T44" style:family="text">
      <style:text-properties officeooo:rsid="00496231"/>
    </style:style>
    <style:style style:name="T45" style:family="text">
      <style:text-properties officeooo:rsid="004ada1f"/>
    </style:style>
    <style:style style:name="T46" style:family="text">
      <style:text-properties officeooo:rsid="004f7b38"/>
    </style:style>
    <style:style style:name="T47" style:family="text">
      <style:text-properties officeooo:rsid="00506548"/>
    </style:style>
    <style:style style:name="T48" style:family="text">
      <style:text-properties officeooo:rsid="0050c9dc"/>
    </style:style>
    <style:style style:name="T49" style:family="text">
      <style:text-properties officeooo:rsid="0053c63f"/>
    </style:style>
    <style:style style:name="T50" style:family="text">
      <style:text-properties officeooo:rsid="0055fd0b"/>
    </style:style>
    <style:style style:name="T51" style:family="text">
      <style:text-properties officeooo:rsid="005ab6b0"/>
    </style:style>
    <style:style style:name="T52" style:family="text">
      <style:text-properties fo:font-variant="normal" fo:text-transform="none"/>
    </style:style>
    <style:style style:name="T53" style:family="text">
      <style:text-properties officeooo:rsid="005c21fb"/>
    </style:style>
    <style:style style:name="T54" style:family="text">
      <style:text-properties officeooo:rsid="005d2398"/>
    </style:style>
    <style:style style:name="T55" style:family="text">
      <style:text-properties officeooo:rsid="00618d74"/>
    </style:style>
    <style:style style:name="T56" style:family="text">
      <style:text-properties officeooo:rsid="006335a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 text:c="2"/></text:p>
      <text:p text:style-name="P7"><text:s text:c="3"/>TPE AlpGen</text:p>
      <text:p text:style-name="P5"/>
      <text:p text:style-name="P9">Comment simuler numériquement un paysage de type alpin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Par Alexis Gros, Tristan Porterie et Thibaut Manceau </text:p>
      <text:p text:style-name="P6"/>
      <text:p text:style-name="P6"/>
      <text:p text:style-name="P8"><text:soft-page-break/>Index :</text:p>
      <text:p text:style-name="P2"/>
      <text:p text:style-name="P2">Introduction</text:p>
      <text:p text:style-name="P10">I/ Quelques rappels sur la géologie</text:p>
      <text:p text:style-name="P10"><text:tab/>a) La tectonique des plaques</text:p>
      <text:p text:style-name="P10"><text:tab/><text:span text:style-name="T36">b) Subduction</text:span></text:p>
      <text:p text:style-name="P10"><text:tab/>b) Une brève histoire de la chaine alpine</text:p>
      <text:p text:style-name="P10"/>
      <text:p text:style-name="P29">II/ Princincipes de l'éro<text:span text:style-name="T43">sion</text:span></text:p>
      <text:p text:style-name="P10"><text:tab/><text:span text:style-name="T55">a</text:span>) Dynamique des roches</text:p>
      <text:p text:style-name="P10"><text:tab/></text:p>
      <text:p text:style-name="P10"/>
      <text:p text:style-name="P10">II<text:span text:style-name="T36">I</text:span>/ Modéliser un paysage géologique</text:p>
      <text:p text:style-name="P19"><text:tab/>a) L<text:span text:style-name="T39">es simulations physiques</text:span></text:p>
      <text:list xml:id="list8960541362467398204" text:style-name="L2">
        <text:list-item>
          <text:p text:style-name="P61">Modélisation par pâtes</text:p>
        </text:list-item>
        <text:list-item>
          <text:p text:style-name="P71"><text:span text:style-name="T18">La </text:span><text:span text:style-name="T19">pl</text:span><text:span text:style-name="T18">ace de la physique dans la simulation</text:span></text:p>
        </text:list-item>
      </text:list>
      <text:p text:style-name="P10"><text:tab/><text:span text:style-name="T39">b) Les simulations numériques</text:span></text:p>
      <text:list xml:id="list5867066847748657876" text:style-name="L3">
        <text:list-item>
          <text:p text:style-name="P68">Simulation appriximative</text:p>
        </text:list-item>
        <text:list-item>
          <text:p text:style-name="P69">La simulation numérique par automate cellulaire</text:p>
        </text:list-item>
        <text:list-item>
          <text:p text:style-name="P70">Simulation pa voxels</text:p>
        </text:list-item>
      </text:list>
      <text:p text:style-name="P10"><text:tab/>b) Approche cellulaire de la simulation</text:p>
      <text:p text:style-name="P10"><text:tab/>c) <text:span text:style-name="T1">Pistes envisagées pour améliorer notre simulation</text:span></text:p>
      <text:p text:style-name="P10"/>
      <text:p text:style-name="P10">III/ Démonstration</text:p>
      <text:p text:style-name="P10"><text:tab/>a) Fonctionnement de notre générateur de terrain</text:p>
      <text:p text:style-name="P10"><text:tab/>b) Démonstration de notre simulateur</text:p>
      <text:p text:style-name="P10"/>
      <text:p text:style-name="P10">Annexe : Ouverture sur les évolutions <text:span text:style-name="T1">et</text:span> possibles <text:span text:style-name="T1">débouchés</text:span></text:p>
      <text:p text:style-name="P26">Glossaire</text:p>
      <text:p text:style-name="P27">Références <text:span text:style-name="T50">&amp; Sources</text:span></text:p>
      <text:p text:style-name="P26"/>
      <text:p text:style-name="P26"/>
      <text:p text:style-name="P26"/>
      <text:p text:style-name="P10"/>
      <text:p text:style-name="P38"/>
      <text:p text:style-name="P38"/>
      <text:p text:style-name="P38"/>
      <text:p text:style-name="P38"/>
      <text:p text:style-name="P38"><text:soft-page-break/></text:p>
      <text:p text:style-name="P38"/>
      <text:p text:style-name="P38"/>
      <text:p text:style-name="P38"/>
      <text:p text:style-name="P38"/>
      <text:p text:style-name="P41">Introduction :</text:p>
      <text:p text:style-name="P23"/>
      <text:p text:style-name="P23"><text:tab/>La géologie est <text:span text:style-name="T37">une science encore jeune</text:span>. Cel<text:span text:style-name="T38">a</text:span> fait <text:span text:style-name="T44">à peine</text:span> 50 ans que la communauté scientifique <text:span text:style-name="T38">a adoptée </text:span>la tectonique des plaques, <text:span text:style-name="T44">et</text:span> <text:span text:style-name="T44">m</text:span>algrès des recherches continues, la géologie, discipline en<text:span text:style-name="T44">core relativement fragmentaire</text:span> est une science <text:span text:style-name="T45">assez jeune comparé à la phsysique et aux mathématiques et </text:span>qui <text:span text:style-name="T24">connaît encore de nombreux points sombres, </text:span>ignorant <text:span text:style-name="T45">toujours</text:span> la structure profonde de notre manteau <text:span text:style-name="T45">comme la formation de certaines</text:span>. Cependant, nous (Alexis Gros, Thibaut Manceau <text:span text:style-name="T45">et </text:span>Tristan Porteries ) <text:span text:style-name="T2">avons jugés qu'il serait intéressant de faire l'état de l'art en ce qui concerne la simulation d'un paysage géomorphologique. Vous serez donc informés dans le présent documant de la synthèse de nos recherches sur ce sujet aussi vaste que passionnant, nous ayant donné l'occasion de balayer de nombreux champs de la sciences tels que la chimie moléculaire, la mécanique des fluides ou encore le magnétisme.</text:span></text:p>
      <text:p text:style-name="P23"/>
      <text:p text:style-name="P36">I/ Quelques rappels sur la géologie</text:p>
      <text:p text:style-name="P34"/>
      <text:p text:style-name="P11"><text:tab/><text:span text:style-name="T28">a) La tectonique des plaques</text:span></text:p>
      <text:p text:style-name="P11"/>
      <text:p text:style-name="P18"><text:tab/><text:span text:style-name="T2">Imaginée par Wagner au 19</text:span><text:span text:style-name="T3">e</text:span><text:span text:style-name="T2"> sciècle redécouverte dans les années 50 pour n'être unanimement accepté que dix ans plus tard, la théorie des plaques signe le véritable commencement de la géologie en tant que science, changeant totalement notre vision de notre planète et de ses cycles.</text:span></text:p>
      <text:p text:style-name="P18"><text:span text:style-name="T2"><text:tab/>La tectonique des plaques propose que l'écorce terrestre est formée d'un certain nombre de plaques qui se déplacent les unes par rapport aux autres à la faveur des mouvements internes du manteau terrestre (qui reste encore de nos jors bien mystérieux, notemment en ce qui concerne les points chauds). La mécanique de la terre, qui est à la source de tous ses effets géomorphologiques visibles est en fait le résultat d'un long refroidissement qui commençat il y a 4,6 milliards d'années et qui se poursuit encore aujourd'hui a cause de la désintégration des materiaux radioactifs qui ralentissent considérablement la durée de refroidissemnt de la terre. Cette mécanique de refroidissemen y met en </text:span><text:soft-page-break/><text:span text:style-name="T2">place des mécanismes réguliers, notamment ceux de la fermeture et l'ouverture des océans, causes majeure de la plupart des mouvements à la surface de la terre, et par la même occasion principal vercteur du refroidissement du manteau via les dorsales océaniques.</text:span></text:p>
      <text:p text:style-name="P11"/>
      <text:p text:style-name="P11"><text:tab/><text:span text:style-name="T29">La subduction :</text:span></text:p>
      <text:p text:style-name="P11"/>
      <text:p text:style-name="P11"><text:tab/><text:span text:style-name="T5">La subduction désigne la plongée d'une plaque sous une autre (voir figure), ces plaques sont dites lithospheriques (car possédant une lithosphère, grosso modo une partie solide, séparé de l'asthénosphère par la limite dite du moho), elles sont portées par l'asthénosphère, la partie « manteau » des plaques. Une subduction survient généralement quand une plaque océanique vieillissante plonge sous un continent. En fonction de l'angle d'incidence et de la vitesse de la plaque plongeante, différent types de phénomène orogéniques sont visibles à la surface, ou via des séismes fréquent, créant dans le même temps une chaîne de montagne. De nos jours, ce phénomène se manifeste encore à grande ampleur dans les andes, et des traces de subduction se trouvent aux quatres coins du globe, de l'inde au japon en passant par les alpes.</text:span></text:p>
      <text:p text:style-name="P11"/>
      <text:p text:style-name="P11"><text:tab/><text:span text:style-name="T28">b) </text:span><text:span text:style-name="T27">Une brève histoire de la chaine alpine</text:span></text:p>
      <text:p text:style-name="P11"/>
      <text:p text:style-name="P56"><text:span text:style-name="T20"><text:tab/></text:span><text:span text:style-name="T21">Le début de l'histoire de la chaine alpine commence peu après -256 Ma. <text:s/>A cette époque, le paléoocéan Thétys occupait la majorité de la surface terrestre, </text:span><text:span text:style-name="T22">et les contraintes du manteau terrestre amorçèrent un soulèvement d'une zone de la plaque alpine, préfigurant une dorsale océanique</text:span><text:span text:style-name="T21">. </text:span></text:p>
      <text:list xml:id="list90224182622727023" text:style-name="L4">
        <text:list-item>
          <text:p text:style-name="P57"><text:span text:style-name="T22">200 Ma, trias : Ouverture de l'</text:span><text:span text:style-name="T21">'océan alpin. </text:span><text:span text:style-name="T22">La dorsale est pleinement ouverte et déverse son <text:s/>magma dans l'océan alpin, ce qui a pour effet de l'élargir. A son appogée, l'océan alpin Alpin fut large de 300 à 1000 km, et profond de 3500 à 4000 m. </text:span></text:p>
        </text:list-item>
        <text:list-item>
          <text:p text:style-name="P57"><text:span text:style-name="T22">- 140 Ma, créatcé inférieur : début de la compression de l'océan alpin suite à des contraintes externes telles que le rapprochement de la plaque Africaine.</text:span></text:p>
        </text:list-item>
        <text:list-item>
          <text:p text:style-name="P59"><text:span text:style-name="T10">Fin du crétacé inférieur, subduction du coté de la plaque africaine</text:span></text:p>
        </text:list-item>
        <text:list-item>
          <text:p text:style-name="P60"><text:span text:style-name="T10">Nouvelle océanisation dans « la zone valaisaine » (nouvelle dorsale typique des océans en fin de vie)</text:span></text:p>
        </text:list-item>
        <text:list-item>
          <text:p text:style-name="P60"><text:span text:style-name="T10">crétacé supérieur : Fin de l'océan alpin, qui est considérablement réduit, et commencement de la mer alpine, reliée à l'océan atlantique en formation. Océan valaisin totalement refermé.</text:span></text:p>
        </text:list-item>
        <text:list-item>
          <text:p text:style-name="P60"><text:span text:style-name="T10">(-65 Ma, paléocène) Sous l'effet des contraintes, émertion de la plate forme continentale. Début de la formation des alpes avec la poursuite de </text:span><text:soft-page-break/><text:span text:style-name="T10">la compression. La zone du massif u mt blanc passe sous la zone d'obduction ajoritaire pour ressurgire plus tard à sa place actuelle.</text:span></text:p>
        </text:list-item>
        <text:list-item>
          <text:p text:style-name="P60"><text:span text:style-name="T10">Oligocène : Ecaillage important des couches</text:span></text:p>
        </text:list-item>
        <text:list-item>
          <text:p text:style-name="P60"><text:span text:style-name="T10">- 23 Ma : Néogène, création du jura au devant des alpes par effet collatéral de compression. Soulèvement du massif du Mt Blanc, ce qui pousse à glisser par gravité toute la partie calcaire des alpes.</text:span></text:p>
        </text:list-item>
        <text:list-item>
          <text:p text:style-name="P60"><text:span text:style-name="T10">Pliocène : Séparation de la partie calcaire des alpes et préalpes (Jura, Chartreuse, Vercors) du reste, désormais essentiellement granitique, par glissement de la partie supérieur calcaire qui s'éloigne de la zone de surection du Mt blanc. C'est à ce moment qu'est atteint le pic d'intensité dans la formation des alpes.</text:span></text:p>
        </text:list-item>
        <text:list-item>
          <text:p text:style-name="P58"><text:span text:style-name="T23">Plus récement, dans la dernière centaine de millier d'années passée, les nombreuses ères glacières successives ont totalement refaçonés le massif des alpes, et c'est cette époque qui reste malgrès son âge assez faible la plus décisive dans le façonage des massifs alpins. Le glacier du rône tout particulièrement, assez titanesque creuse un immense sillon qui laissera place notemment au Lac Leman</text:span></text:p>
        </text:list-item>
        <text:list-item>
          <text:p text:style-name="P58"><text:span text:style-name="T23"/></text:p>
        </text:list-item>
      </text:list>
      <text:p text:style-name="P11"/>
      <text:p text:style-name="P24"><text:tab/><text:span text:style-name="T27">c) Dynamique des roches</text:span></text:p>
      <text:p text:style-name="P24"><text:tab/></text:p>
      <text:p text:style-name="P66"><text:tab/>Il faut savoir à propos des roches <text:span text:style-name="T46">en géologie</text:span> que l<text:span text:style-name="T46">es </text:span>physiciens ont grandement fait avançer la géologie moderne à leur sujet, car la connaissance de la dynamique des roches face à un contexte donné eclaire sur la formation et l'évolution des grands systèmes aurogéniques comme des déformations à petite échelle. Car les roches, bien qu<text:span text:style-name="T47">'usuelement</text:span> cassantes et rigides, peuvent devenir plus ductiles sous certaines conditions : </text:p>
      <text:p text:style-name="P25"/>
      <text:p text:style-name="P25"><text:tab/><text:span text:style-name="T32">Le temps :</text:span></text:p>
      <text:p text:style-name="P25"><text:tab/></text:p>
      <text:p text:style-name="P25"><text:tab/>En effet, le temps est l'élément fondamental de la géologie car les roches les plus dures, soumises à une force puissante dans le même sens pendant plusieurs dizaines de milliers d'années se déformera comme de la pâte à modeler (pâte souvent utilisée dans les modélisations géologiques à petite échelle). <text:span text:style-name="T47">Car sur les échelles immenses des temps géologiques, n'importe quel matériaux se comportera comme s'il était mou, allant jusqu'à former des tourbillons de matière suite à un grand cisaillement en profondeur. Une montagne, sous certaines conditions, peut se transformer en colline en seulement quelques millions d'années. N'imaginez plus les roches comme des éléments figés, car à ces échelles de temps, le monde est aussi changeant que </text:span><text:soft-page-break/><text:span text:style-name="T47">les nuages filandreux pris dans les bourasques hivernales.</text:span></text:p>
      <text:p text:style-name="P67"><text:tab/><text:span text:style-name="T43">Par ailleurs, il est important de savoir que la cause de la subduction est en fait la principale conséquence de la « mort des océans ». En effet, la lithosphère océanique est plus dense que la croute continentale et se reffroidis, donc s'alourdit lentement au fil des millénaires. Il est avéré qu'à cause de ce principe, la durée de vie des océans est limitée aux environs de 270 millions d'années. Les océans suivent donc un cycle de naissance, vie et de mort qui est directement à la source de la plupart des mécanismes orogéniques.</text:span></text:p>
      <text:p text:style-name="P24"/>
      <text:p text:style-name="P24"/>
      <text:p text:style-name="P24"><text:tab/><text:span text:style-name="T32">La température :</text:span></text:p>
      <text:p text:style-name="P24"/>
      <text:p text:style-name="P25"><text:tab/><text:span text:style-name="T6">Plus il fait chaud, plus une roche est fluide. C'est le cas à toutes les températures, ainsi, l'aspect « pâte à modeler » des roches est accentué en profondeur par la chaleur les rend plus maléables. Celà se ressens également sur les séismes : il existe une limite assez floue mais bien réelle qui sépare les séismes cassants, qui se déplacent brusquement à inerval régulier, des séismes coulissant, où les roches supportent leur déformation progressive en coulissant entre elles comme des fluides très visqueux.</text:span></text:p>
      <text:p text:style-name="P24"><text:tab/></text:p>
      <text:p text:style-name="P24"/>
      <text:p text:style-name="P24"><text:tab/><text:span text:style-name="T32">La pression :</text:span></text:p>
      <text:p text:style-name="P24"/>
      <text:p text:style-name="P25"><text:tab/><text:span text:style-name="T6">Un facteur auquel on pense rarement en premier mais qui est en réalité tout aussi important que les autres ! La pression des grandes profondeurs empèche les roches de devenir liquides trop rapidement au fur et à mesure qu'elles s'enfonçent. A l'inverse, une brusque remontée de roche des profondeurs, comme c'est le cas avec les volcans par exemple les font fondre et augmentent plus encore la pression qu'ils exerçent sur le « toit » (c'est ce qui explique que le magma des volcans remonte jusqu'à une certaine hauteur, s'infiltrant par les failles, puis que c'est alors au tour du gaz de fournir la pression nécessaire à l'expulsion du magma).</text:span></text:p>
      <text:p text:style-name="P43"/>
      <text:p text:style-name="P44">II / <text:span text:style-name="T55">L'alération des roches et l'érosion</text:span></text:p>
      <text:p text:style-name="P44"/>
      <text:p text:style-name="P47"><text:tab/>Ce que l’on appelle « relief » correspond à l’ensemble des formes créés par des processus.</text:p>
      <text:p text:style-name="P49">Ces processus sont regroupés sous le nom de «Morphogenèse».</text:p>
      <text:p text:style-name="P49"><text:soft-page-break/>On peut les séparer en 2 parties :</text:p>
      <text:p text:style-name="P49">-<text:span text:style-name="T52"> </text:span>Les facteurs endogènes (qui correspondent à la formation du paysage : la tectonique des plaques</text:p>
      <text:p text:style-name="P49">-<text:span text:style-name="T52"> </text:span>Les facteurs exogènes (qui correspondent à la destruction du paysage : érosion, climat...</text:p>
      <text:p text:style-name="P52">L’homme peut également être considéré comme un facteur géomorphologique, mais il est à la fois endogène et exogène.</text:p>
      <text:p text:style-name="P49">Les débris de roche résultant de phénomènes exogènes sont nommés des altérites.</text:p>
      <text:p text:style-name="P49">Quatre étapes principales composent ces processus :</text:p>
      <text:p text:style-name="P49">-<text:span text:style-name="T52"> </text:span>L’altération</text:p>
      <text:p text:style-name="P49">-<text:span text:style-name="T52"> </text:span>L’érosion</text:p>
      <text:p text:style-name="P49">-<text:span text:style-name="T52"> </text:span>Le transport</text:p>
      <text:p text:style-name="P49">-<text:span text:style-name="T52"> </text:span>La sédimentation</text:p>
      <text:p text:style-name="P49"/>
      <text:p text:style-name="P49">L’altération correspond à tout ce qui modifie les propriétés des roches, ce qui conduit à une destruction partielle ou totale de celles-ci.</text:p>
      <text:p text:style-name="P49">L’érosion correspond au processus de dégradation et de transformation du relief qui est causé par tout agent externe.</text:p>
      <text:p text:style-name="P49">Le transport est l’acheminement des altérites par des agents de transport (souvent les mêmes que les agents externes qui réalisent l’érosion.</text:p>
      <text:p text:style-name="P49">La sédimentation correspond au dépot des altérites.</text:p>
      <text:p text:style-name="P49"/>
      <text:p text:style-name="P49">Les échelles d'espace ne sont pas les mêmes : l'altération chimique s'étudie a plus petite échelle que l'altération physique. L'érosion, le transport et la sédimentation se constatent à l'échelle de paysages.</text:p>
      <text:p text:style-name="P49"/>
      <text:p text:style-name="P51"><text:span text:style-name="T55">a)</text:span> Altération</text:p>
      <text:p text:style-name="P49"><text:tab/>- <text:span text:style-name="T55">A</text:span>ltération physique (ou mécanique)</text:p>
      <text:p text:style-name="P49">C'est l'ensemble des altérations qui agissent physiquement sur divers matériaux entre eux.</text:p>
      <text:p text:style-name="P49">- La cryoclastie : lorsqu'une roche poreuse se remplit d'eau et que cette eau gèle, le volume augmente de 10 %, ce qui provoque des fissures.</text:p>
      <text:p text:style-name="P49"><text:soft-page-break/>On appelle le facteur déterminant la «Gélivité», et elle dépend de la porosité et de la fissuration de la roche.</text:p>
      <text:p text:style-name="P49">- La thermoclastie : processus de fracturation lié aux changements importants et fréquents de <text:span text:style-name="T53">variation</text:span> de température.</text:p>
      <text:p text:style-name="P49">- La desquamation : C’est un enlèvement de lames de roche en pelure d’oignon.</text:p>
      <text:p text:style-name="P49">- L’hydroclastie : C’est un processus de fracturation lié aux changements de la teneur en eau de la roche. L’eau provoque également un gonflement de l’argile et augmente la pression hydrostatique.</text:p>
      <text:p text:style-name="P49">Lorsqu’elle s’évapore, elle provoque une fracturation par <text:span text:style-name="T53">dessiccation</text:span> (qui correspond au phénomène de desquamation, mais avec des formes s’organisant en réseau de fentes.</text:p>
      <text:p text:style-name="P49"/>
      <text:p text:style-name="P49"><text:tab/>- <text:s/>Altération biologique</text:p>
      <text:p text:style-name="P49"/>
      <text:p text:style-name="P49">Ce type d'altération comprend tout les phénomènes imputables aux êtres vivants.</text:p>
      <text:p text:style-name="P49">- La respiration cellulaire : qu'elle soit complète ou incomplète, elle <text:span text:style-name="T53">entraîne</text:span> une production de CO2 et d'eau qui influenceront le sol. Par exemple, la combinaison d'eau avec l<text:span text:style-name="T53">e</text:span> CO2 forme de l'eau carbonée qui va solubiliser (= désagréger) la calcite.</text:p>
      <text:p text:style-name="P49"/>
      <text:p text:style-name="P49"><text:tab/>- Altération chimique</text:p>
      <text:p text:style-name="P49"/>
      <text:p text:style-name="P49">- mise en solution : C'est basiquement la réaction d'une roche avec de l'acide ou de l'eau, qui va désagréger celle-ci. Par exemple, la réaction de l'eau avec la calcite :</text:p>
      <text:p text:style-name="P49">H2O + CaCO3 → Ca++ + 2 HCO3-</text:p>
      <text:p text:style-name="P53">- hydratation et déshydratation, ou de manière plus concrète: minéral+eau=nouveau minéral hydraté; la déshydratation étant le processus inverse. Les réactions les plus importantes sont:</text:p>
      <text:p text:style-name="P54">•<text:span text:style-name="T52"> </text:span>la déshydratation du gypse pour produire de l'anhydrite: CaSO4 <text:span text:style-name="T54">+ </text:span>2H2O →<text:span text:style-name="T53"> </text:span>CaSO4+ 2 H2O; </text:p>
      <text:p text:style-name="P54">•<text:span text:style-name="T52"> </text:span>l'hydratation de l'hématite pour produire de la limonite: Fe2O3 + 3H2O <text:soft-page-break/>-<text:span text:style-name="T53">&gt;</text:span> 2 Fe(OH)3; </text:p>
      <text:p text:style-name="P55">•<text:span text:style-name="T52"> </text:span>l'hydratation de la kaolinite pour produire de la gibbsite. </text:p>
      <text:p text:style-name="P49"/>
      <text:p text:style-name="P49">- hydratation et déshydratation : basiquement, c'est le fait d'ajouter de l'eau à un minéral. Ce contact <text:span text:style-name="T53">transformera</text:span> celui-ci en un nouveau minéral, ou tout simplement <text:span text:style-name="T53">désagrégera</text:span> celui-ci.</text:p>
      <text:p text:style-name="P48">- Hydrolyse : C'est un processus au cours duquel un cation (ion positif) d'un minéral va remplacer un cation H+ dérivé d'une solution acide. Cette réaction a pour conséquence de détruire le minéral (mise en solution complète) ou de le convertir en une nouvelle espèce. </text:p>
      <text:p text:style-name="P49">- Oxydation : C'est la combinaison de métaux (comme le fer et le manganèse) avec l'ea<text:span text:style-name="T53">u </text:span>: ce contact provoque une modification de la structure cristalline du minéral.</text:p>
      <text:p text:style-name="P49">- Dissolution des molécules en anions et cations par un solvant et dispersion dans l’eau.</text:p>
      <text:p text:style-name="P49"/>
      <text:p text:style-name="P49"><text:span text:style-name="T56">b)</text:span> L’érosion</text:p>
      <text:p text:style-name="P49"/>
      <text:p text:style-name="P49">1)<text:span text:style-name="T52"> </text:span>L’érosion éolienne</text:p>
      <text:p text:style-name="P49">2)<text:span text:style-name="T52"> </text:span>L’érosion fluviale</text:p>
      <text:p text:style-name="P49">3)<text:span text:style-name="T52"> </text:span>L’érosion karstique</text:p>
      <text:p text:style-name="P49">4)<text:span text:style-name="T52"> </text:span>L’érosion glaciaire</text:p>
      <text:p text:style-name="P49">5)<text:span text:style-name="T52"> </text:span>L’érosion marine</text:p>
      <text:p text:style-name="P49"/>
      <text:p text:style-name="P50">EN COURS D'ECRITURE</text:p>
      <text:p text:style-name="Text_20_body"><office:annotation><dc:date>2016-01-23T13:29:16</dc:date><text:list text:style-name=""><text:list-item><text:p>&lt;!--EndFragment--&gt;</text:p></text:list-item></text:list></office:annotation></text:p>
      <text:p text:style-name="P24"/>
      <text:p text:style-name="P42">II<text:span text:style-name="T48">I</text:span>/ Modéliser un paysage géologique</text:p>
      <text:p text:style-name="P42"/>
      <text:p text:style-name="P12"/>
      <text:p text:style-name="P63"><text:tab/><text:span text:style-name="T6">Il y a beaucoup de moyens de simuler certains comportements dynamiqes en géologiques. Beaucoup font appel à l'experience physique, et quelques uns, plus ou moins récents (nous avons déterrés des thèses remontent jusqu'aux </text:span><text:soft-page-break/><text:span text:style-name="T6">années 90) font usage exclusif du numérique. Bien que pour les besoins de notre simulation et pour rester cohérents avec notre objectif de montrer dynamiquement et selon plusieurs angles un système géomorphologique nous avons choisis cette seconde voie, il est important de faire justice aux autre expériences, tant numériques que physiques qui nous ont inspirées dans la réalisation de notre simulateur.</text:span></text:p>
      <text:p text:style-name="P12"/>
      <text:p text:style-name="P32">a) Les <text:span text:style-name="T51">simulations physiques</text:span></text:p>
      <text:p text:style-name="P12"/>
      <text:p text:style-name="P12"><text:tab/><text:span text:style-name="T51">Simulaion par pâtes</text:span><text:span text:style-name="T30">:</text:span></text:p>
      <text:p text:style-name="P12"/>
      <text:p text:style-name="P63"><text:tab/><text:span text:style-name="T7">Il est fréquent chez les chercheurs géologues de remplaçer les couches par divers ingrédients plus ou moins courants: de la pâte à modeler, du sable mélangé avec de l'huile ou tout autre pâte ductile colorée. Ces différentes couches sont soigneusement empilées et leurs propriétés sont choisies avec soin de sorte à faire analogie avec les couches géologiques d'un paysage réel. Ces simulations, bien que limités, arrivent à simuler des contraintes de déformation très précises, pour avoir un apreçu visuel d'une démonstration en géologie (ex : tectonique des plaques, démonstration par l'expérience de l'existence de certains types de plissements) ou pour démontrer l'éxistences de certains comportements et propriétés dans un système géologiques.</text:span></text:p>
      <text:p text:style-name="P72"><text:span text:style-name="T11"><text:tab/>La plupart des simulations, </text:span><text:span text:style-name="T12">encore aujourd'hui</text:span><text:span text:style-name="T11">, </text:span><text:span text:style-name="T12">et ce</text:span><text:span text:style-name="T11"> par souci de rapidité et de réalisme modélisent des phénomène</text:span><text:span text:style-name="T16">s</text:span><text:span text:style-name="T11"> très précis (pour réduire la complexité de la mise en œuvre, co</text:span><text:span text:style-name="T14">n</text:span><text:span text:style-name="T11">formément à la méthode scientifique) en utilisant des propriétés physiques. </text:span><text:span text:style-name="T13">I</text:span><text:span text:style-name="T11">ls simulent souvent les phénomènes de compression et donc de plissement par différentes couches successives de pâte à modeler de consist</text:span><text:span text:style-name="T14">a</text:span><text:span text:style-name="T11">nce et de propriété</text:span><text:span text:style-name="T14">s</text:span><text:span text:style-name="T11"> différentes pour simuler les phénomènes observés dans la nature. La collision de la plaque indienne </text:span><text:span text:style-name="T14">avec</text:span><text:span text:style-name="T11"> la plaque euro-asiatique a ainsi reçu une illusration réaliste grâce à un pressoir en métal (représentant l'inde) s'enfonçant dans de la pâte à modeler (représentant l'asie). D'autre simulation du même genre mettent en valeur certains types de pli, plis couchés, plis droits et autre. Cependant, ces différentes simulations, bien que très parlantes, prouvent rarement des conjectures car elles sont difficilement reproductibles et nécessitent surtout beaucoup de suppositions qui détâchent le</text:span><text:span text:style-name="T17">ur</text:span><text:span text:style-name="T11"> mise</text:span><text:span text:style-name="T15">s</text:span><text:span text:style-name="T11"> en œuvre de la réalité </text:span><text:span text:style-name="T15">souvent</text:span><text:span text:style-name="T11"> très complexe du terrain. </text:span></text:p>
      <text:p text:style-name="P45"/>
      <text:p text:style-name="P46"><text:span text:style-name="T19"><text:tab/>L</text:span><text:span text:style-name="T18">a </text:span><text:span text:style-name="T19">pl</text:span><text:span text:style-name="T18">ace de la physique dans la simulation</text:span></text:p>
      <text:list xml:id="list174319268422528" text:continue-list="list8960541362467398204" text:style-name="L2">
        <text:list-header>
          <text:p text:style-name="P62"/>
        </text:list-header>
      </text:list>
      <text:p text:style-name="P12"><text:tab/><text:span text:style-name="T49">Dans ce contexte, la géologie a par ailleurs beaucoup appris de la physique, qui l'a amené à conduire d'autres types d'expériences pour trouver les </text:span><text:soft-page-break/><text:span text:style-name="T49">proriétés de certaines roches soumises à des conditions de pressions et de températures intenses, ou bien les réactions chimiques oppérant lors de l'érosion de roches calcaires par un millieu riche en CO2.</text:span></text:p>
      <text:p text:style-name="P12"/>
      <text:p text:style-name="P12"/>
      <text:p text:style-name="P12"/>
      <text:p text:style-name="P12"><text:tab/><text:span text:style-name="T30">La </text:span><text:span text:style-name="T31">simulation</text:span><text:span text:style-name="T30"> numériqu</text:span><text:span text:style-name="T31">e par automate cellulaire</text:span></text:p>
      <text:p text:style-name="P12"/>
      <text:p text:style-name="P28"><text:tab/>Nous avons épluchés plusieurs thèses traitant de la simulation de phénomènes géologiques grâce aux ordinateurs . Nous n'avons malheureusement pas trouvés le code source de ces logiciels et ce malgrès une requète infructueuse auprès d'un des scientifiques concernés (qui ne nous a pas répondus) et avoir fait les recherches internet nécessaires. Une en particulier a retenu notre attention entre les simulation des mouvements de l'asténosphère et des systèmes de simulation d'erosion qui ne résolvaient pas notre problème premier. Cette simulation simulait une subduction grâce à des automates cellulaires, <text:span text:style-name="T49">et c</text:span>es automates grâce à un algorythme se réagençaient à chaque pas de la simulation, évoluant, se plissant. C'est notemment de là que nous viens l'idée d'avoir utilisé des cellules indépendantes. Cette simulation était assez convaincante visuellement, mais fondamentalement très biaisée car le mouvment des cellules de la première plaque était artificiellement forçé vers la bas pour un meilleur rendu visuel, de sorte que l'apparence primait généralement sur le réalisme physique de la simulation. De plus, le modèle d'erosion dit en « pile de sable » utilisté par son moteur n'était pas réliste et servait surtout à éviter que les cellules ne se chevauchent.</text:p>
      <text:p text:style-name="P12"/>
      <text:p text:style-name="P12"><text:tab/><text:span text:style-name="T33">Simulation par voxel</text:span><text:span text:style-name="T34">s</text:span></text:p>
      <text:p text:style-name="P14"/>
      <text:p text:style-name="P15"><text:tab/><text:span text:style-name="T8">La simulation par voxels, particulièrement utile pour l'érosion, consiste à créer un terrain exclusivement composé de « cubes », de points alignés sur un quadrillage en deux ou trois dimensions (voir même plus :) ) de coordonnées discrètes. Habituellement, les données de traitement numérique de rendu utilisent des points, reliés entre eux par des traits formant des triangles qui sont ensuite utilisés pour rendre les formes en perspectives. Mais les voxels créent des terrains uniquement composés de cubes, les boxels, représentation 3D des voxels de sorte qu'ils remplissent l'espace autour d'eux de la largeur d'une unité du système discret. L'avantage de ce système, pas évident au premier abord est que l'ordinateur ayant du mal avec les nombres à virgule (et pas seulement du point de vue physique, car il devient bien plus rapide pour effectuer des oppérations simples comme rechercher une cellule adjacente dans le maillage, </text:span><text:soft-page-break/><text:span text:style-name="T8">en supprimer, optimiser l'affichage en fonction de la présence ou non de cellules autour de nous, ou encore de rechercher supprimer des éléments. De plus, ce système offre l'avantage de permetter de changer assez facilement la résolution des boxels. En effet, on peut les simplifier à l'affichage (et les calculs en général) les concernants en les rendant plus gros, ce qui allège la tâche de la carte graphique, et l'opération inverse, moyennant un algorythme d'interpolation assez simple permet d'augmenter sans des efforts d'algorythmique importants la résolution système. De plus, de même que dans les images en deux dimensions la plus petite unitée considérée est le pixel, le boxel est son équivalent en 3D, ce qui implique que les algorithmes de compression classiques des images 2D (type png, jpeg, gif) moyennant des modifications mineurs peuvent s'appliquer sur des portions ou la totalité d'un terrain ainsi généré, permettant une économie de mémoire énorme. C'est pour toutes ces raisons qu'un modèle d'erosion intelligent basé sur un automate celulaire 3D permetrait de simuler avec une grande précision un paysage de type alpin, tout en économisant beaucoup de mémoire (moyennant quelques optimisations).</text:span></text:p>
      <text:p text:style-name="P12"/>
      <text:p text:style-name="P12"><text:tab/><text:span text:style-name="T27">b) Approche cellulaire de la simulation</text:span></text:p>
      <text:p text:style-name="P13"/>
      <text:p text:style-name="P20"><text:tab/>Ainsi, un quadrillage régulier, comme les pixels dans une image permet de trouver beaucoup plus facilement via des tableaux de nombres les voxels adjascents et ainsi leur attribuer une vélocité, les faire apparaître ou disparaître au grès du moteur de rendu. En l'occurence, nous aurions pu par exemple appliquer un système d'automate cellulaire (des cellules, en l'occurence des voxels) qui réagissent avec des règles relativement <text:span text:style-name="T40">simples</text:span> avec leurs voisines, mais qui, <text:span text:style-name="T41">en nombre suffisanr</text:span>, peuvent en arriver via leur cycle de mort/<text:span text:style-name="T41">apparition</text:span> a recréer des dynamiques co<text:span text:style-name="T41">m</text:span>plexe <text:span text:style-name="T41">(notemment décrire l'évolution de systèmes chaotiques)</text:span>.</text:p>
      <text:p text:style-name="P3"><text:tab/>Il était aussi possible, si nous avions décidés de centrer notre problématique sur le jeu vidéo, de se contenter d'améliorer des méthodes d'approximation existantes, et qui permettent, sinon d'avoir des terrains très logiques, tout du moins d'offrir une illusion très convaincante de réalisme qui ne nuirait jamais au plaisir du jeu. Dans ce cas, nous aurions eu l'usage d'algorythmes comme le bruit de perlin (avec sa variante fractale pour générer les reliefs), le fonctionnement en <text:span text:style-name="T25">polgones convexes</text:span> simplifiés <text:span text:style-name="T25">simulant des</text:span> « biomes » ou « biotopes » naturels, générés grâce à l'algorythmes des polygones de voronoi, avant de nous contenter pour finir d'une version très som<text:span text:style-name="T25">m</text:span>aire de simulation d'erosion créée grâce à la determination des points les plus bas, qui seront creusés <text:span text:style-name="T25">et torturés</text:span>, préfigurant le tracé des <text:span text:style-name="T41">aquifères</text:span>. Ce projet, bien que passionnant, n'était pas <text:span text:style-name="T25">assez</text:span> original et faisait surtout fi de la <text:soft-page-break/>cohérence géologique qui encore aujourd'hui ne peut être réellement obtenue que par des cartes faites <text:span text:style-name="T25">3D faites </text:span>« main », <text:span text:style-name="T41">en plus d'interdire la simulation de l'évolution d'un système</text:span>.</text:p>
      <text:p text:style-name="P4"><text:tab/><text:span text:style-name="T9">C'est pourquoi nous avons choisis d'utiliser la simulation par cellule.</text:span></text:p>
      <text:p text:style-name="P4"/>
      <text:p text:style-name="P22"><text:tab/><text:span text:style-name="T9">Notre problématique était de « </text:span>Simuler numériquement un terrain géologique de type alpin ». <text:span text:style-name="T9">Nous avons créés une première implémentation (assez sommaire, mais nous n'avions pas le temps d'en faire toute une thèse) de notre mécanisme de collision entre cellules, qui actuellement se rapproche plus de la simulation de la relation entre les éléments d'un fluide visqueux. Notre TPE s'est révélé être avant tout numérique, car Tristan et moi même avons passés beaucoup de temps à programmer les mécanismes de notre programme de simulation au fur et à mesure de son application, et Thibaut a pris le temps de créer notre site web pour faire le compte rendu de notre TPE (ce qui par ailleurs nous fut très utile, car nous avions accès à tous nos comptes rendus de façon transparente et nous pouvions les modifier comme sur nimporte quel éditeur), tout en nous donnant de précieuse informations sur la viscosité des roches. Les mathématiques, à l'intérieur de nos algorythmes ont été primordiales, nous permettant de donner vie aux principe physiques à simuler grâce à des formules telles que : le module de visquosité de Young, la formule de la conservation de la vélocité, formule de la gravité simplifiée de Newton, ajouter à cela des formules de sinus et de diminution de l'intensité par la distance qui se rapprochait beaucoup de la réalité, même si malheureusement nous n'avons pas pu implémenter tous ces mécanismes autant que nous l'aurions voulu. Nous avons sutout énormément progressés dans le domaine de la géologie, discipline qui nous était presque totaement inconnue jusqu'à peu, et là résdait par ailleurs une partie de notre intérêt pour ce projet, la curiosité. Car, de plus, privés de SVT nous savions que si nous ne nous y intéressions pas de nous même, la géologie nous resterait à jamais comme floue.</text:span></text:p>
      <text:p text:style-name="P21"/>
      <text:p text:style-name="P31">c) <text:span text:style-name="T1">Pistes envisagées pour améliorer notre simulation</text:span></text:p>
      <text:p text:style-name="P12"/>
      <text:p text:style-name="P12"><text:tab/><text:span text:style-name="T26">Nous pourrions étendre notre simulation à la 3</text:span><text:span text:style-name="T4">e</text:span><text:span text:style-name="T26"> dimentions, pour qu'elle puisse ainsi modéliser plus fidèlement la réalité.</text:span></text:p>
      <text:p text:style-name="P30"><text:tab/>Implémenter les formules de viscosité pour pouvoir enfin nous ouvrir les portes de la simultion réaliste du comportement</text:p>
      <text:p text:style-name="P30"><text:tab/>Comme extemsion du précédent point, il nous faudra aussi déterminer les effets de la température et de la pression pour envisager une simulation physiquement correctes.</text:p>
      <text:p text:style-name="P12"/>
      <text:p text:style-name="P37"><text:soft-page-break/>III/ Démonstration <text:span text:style-name="T35">numérique</text:span></text:p>
      <text:p text:style-name="P35"/>
      <text:p text:style-name="P12"><text:tab/><text:span text:style-name="T27">a) Fonctionnement de notre générateur de terrain</text:span></text:p>
      <text:p text:style-name="P12"/>
      <text:p text:style-name="P17"><text:tab/><text:span text:style-name="T42">[TODO : tristan, là tu envoie le pâté sur tes cellules]</text:span></text:p>
      <text:p text:style-name="P12"/>
      <text:p text:style-name="P12"><text:tab/><text:span text:style-name="T27">b) Démonstration de notre simulateur</text:span></text:p>
      <text:p text:style-name="P12"/>
      <text:p text:style-name="P39">Annexe : Ouverture sur les évolutions <text:span text:style-name="T1">et</text:span> possibles <text:span text:style-name="T1">débouchés</text:span></text:p>
      <text:p text:style-name="P16"/>
      <text:p text:style-name="P16"/>
      <text:p text:style-name="P16"/>
      <text:p text:style-name="P40">Glossaire</text:p>
      <text:p text:style-name="P40"/>
      <text:p text:style-name="P33">géomorphologie : <text:span text:style-name="T56">Science de l'étude des cause de l'apparence des formes qu'étudie la géologie</text:span></text:p>
      <text:p text:style-name="P33">orogénèse : <text:span text:style-name="T56">Désigne tous les mécanismes relatifs à la surrection d'un massif montagneux</text:span></text:p>
      <text:p text:style-name="P33">tectonique des plaques : </text:p>
      <text:p text:style-name="P33">voxel : <text:span text:style-name="T56">Point dans un environnement 3D discret</text:span></text:p>
      <text:p text:style-name="P33">boxel : <text:span text:style-name="T56">Matérialisation d'un voxel en tant que cube</text:span></text:p>
      <text:p text:style-name="P33">viscosité : <text:span text:style-name="T56">Plus un fluide est visqueux, plus il s'écoulera lentement. A assez longue échéance, toute roche peut être considérée comme un fluide visqueux, très visqueux.</text:span></text:p>
      <text:p text:style-name="P74">Erodibilité = sensibilité du sol à l’érosion</text:p>
      <text:p text:style-name="P75">Erosivité = intensité potentielle de l’éro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oto Sans" svg:font-family="'Noto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9f6a2" officeooo:paragraph-rsid="0039f6a2"/>
    </style:style>
    <style:page-layout style:name="Mpm1">
      <style:page-layout-properties fo:page-width="21.001cm" fo:page-height="29.7cm" style:num-format="1" style:print-orientation="portrait" fo:margin-top="1.289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697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ynthèse du TPE alp gen <text:s/>- simulation géomorphologique -</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eeps </meta:initial-creator>
    <meta:creation-date>2015-12-14T16:21:51.453426129</meta:creation-date>
    <meta:generator>LibreOffice/4.2.8.2$Linux_X86_64 LibreOffice_project/420m0$Build-2</meta:generator>
    <dc:date>2016-01-25T17:43:18.316382786</dc:date>
    <dc:creator>Creeps </dc:creator>
    <meta:editing-duration>PT5H11M4S</meta:editing-duration>
    <meta:editing-cycles>53</meta:editing-cycles>
    <meta:document-statistic meta:table-count="0" meta:image-count="0" meta:object-count="0" meta:page-count="14" meta:paragraph-count="148" meta:word-count="3924" meta:character-count="24860" meta:non-whitespace-character-count="21018"/>
  </office:meta>
</office:document-meta>
</file>